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 CE" svg:font-family="'Times New Roman CE'" style:font-family-generic="roman"/>
    <style:font-face style:name="TimesNewRomanPSMT" svg:font-family="TimesNewRomanPSMT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cm" fo:margin-bottom="0.353cm" fo:line-height="115%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2" style:family="paragraph" style:parent-style-name="Standard" style:list-style-name="">
      <style:paragraph-properties fo:margin-top="0cm" fo:margin-bottom="0.353cm" fo:line-height="115%"/>
      <style:text-properties fo:color="#000000" style:font-name="Times New Roman CE" fo:font-size="12pt" style:font-name-asian="Times New Roman CE" style:font-size-asian="12pt" style:font-name-complex="Times New Roman CE" style:font-size-complex="12pt"/>
    </style:style>
    <style:style style:name="P3" style:family="paragraph" style:parent-style-name="Standard" style:list-style-name="">
      <style:paragraph-properties fo:margin-top="0cm" fo:margin-bottom="0.353cm" fo:line-height="115%"/>
      <style:text-properties fo:font-size="12pt" style:font-size-asian="12pt" style:font-size-complex="12pt"/>
    </style:style>
    <style:style style:name="P4" style:family="paragraph" style:parent-style-name="Standard" style:list-style-name="">
      <style:paragraph-properties fo:margin-top="0cm" fo:margin-bottom="0.353cm" fo:line-height="115%"/>
      <style:text-properties style:font-name="Times New Roman" fo:font-size="12pt" style:font-size-asian="12pt" style:font-size-complex="12pt"/>
    </style:style>
    <style:style style:name="P5" style:family="paragraph" style:parent-style-name="Standard" style:list-style-name="" style:master-page-name="Standard">
      <style:paragraph-properties fo:margin-top="0cm" fo:margin-bottom="0.353cm" fo:line-height="115%" style:page-number="auto"/>
      <style:text-properties fo:font-size="12pt" style:font-size-asian="12pt" style:font-size-complex="12pt"/>
    </style:style>
    <style:style style:name="T1" style:family="text">
      <style:text-properties fo:color="#000000" fo:language="en" fo:country="US"/>
    </style:style>
    <style:style style:name="T2" style:family="text">
      <style:text-properties fo:color="#000000" fo:language="en" fo:country="US" fo:font-weight="bold" style:font-name-asian="Calibri" style:font-weight-asian="bold" style:font-name-complex="Calibri" style:font-weight-complex="bold"/>
    </style:style>
    <style:style style:name="T3" style:family="text">
      <style:text-properties fo:color="#000000" fo:language="en" fo:country="US" style:font-name-asian="Calibri" style:font-name-complex="Calibri"/>
    </style:style>
    <style:style style:name="T4" style:family="text">
      <style:text-properties fo:color="#000000" fo:language="en" fo:country="US" fo:font-weight="normal" style:font-name-asian="Calibri" style:font-weight-asian="normal" style:font-name-complex="Calibri" style:font-weight-complex="normal"/>
    </style:style>
    <style:style style:name="T5" style:family="text">
      <style:text-properties fo:color="#000000" style:font-name="Times New Roman CE" fo:font-weight="bold" style:font-name-asian="Times New Roman CE" style:font-weight-asian="bold" style:font-name-complex="Times New Roman CE" style:font-weight-complex="bold"/>
    </style:style>
    <style:style style:name="T6" style:family="text">
      <style:text-properties fo:color="#000000" style:font-name="Times New Roman CE" style:font-name-asian="Times New Roman CE" style:font-name-complex="Times New Roman CE"/>
    </style:style>
    <style:style style:name="T7" style:family="text">
      <style:text-properties fo:color="#000000" style:font-name="Times New Roman CE" fo:language="en" fo:country="US" fo:font-weight="bold" style:font-name-asian="Times New Roman CE" style:font-weight-asian="bold" style:font-name-complex="Times New Roman CE" style:font-weight-complex="bold"/>
    </style:style>
    <style:style style:name="T8" style:family="text">
      <style:text-properties fo:color="#000000" style:font-name="Times New Roman CE" fo:language="en" fo:country="US" style:font-name-asian="Times New Roman CE" style:font-name-complex="Times New Roman CE"/>
    </style:style>
    <style:style style:name="T9" style:family="text">
      <style:text-properties fo:color="#000000" style:font-name="Times New Roman" style:font-name-asian="Times New Roman CE" style:font-name-complex="Times New Roman CE"/>
    </style:style>
    <style:style style:name="T10" style:family="text">
      <style:text-properties fo:color="#000000" style:font-name="Times New Roman" fo:font-weight="bold" style:font-name-asian="Times New Roman CE" style:font-weight-asian="bold" style:font-name-complex="Times New Roman CE" style:font-weight-complex="bold"/>
    </style:style>
    <style:style style:name="T11" style:family="text">
      <style:text-properties fo:color="#000000" fo:font-weight="bold" style:font-name-asian="Times New Roman CE" style:font-weight-asian="bold" style:font-name-complex="Times New Roman CE" style:font-weight-complex="bold"/>
    </style:style>
    <style:style style:name="T12" style:family="text">
      <style:text-properties fo:color="#000000" style:font-name-asian="Times New Roman CE" style:font-name-complex="Times New Roman C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15" style:family="text">
      <style:text-properties fo:font-variant="normal" fo:text-transform="none" fo:color="#000000" fo:letter-spacing="normal" fo:font-style="normal" fo:font-weight="normal"/>
    </style:style>
    <style:style style:name="T16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5">Projekt</text:span><text:span text:style-name="T6"> – dokument w programie CarbonCAD, przedstawiający szkic/plan finalnego produktu, przeznaczonego do sprzedaży</text:span></text:p>
      <text:p text:style-name="P2"><text:span text:style-name="T13">Produkt </text:span>– element, potrzebny do produkcji </text:p>
      <text:p text:style-name="P3"><text:span text:style-name="T5">Raport</text:span><text:span text:style-name="T6"> </text:span><text:span text:style-name="T9">– </text:span><text:span text:style-name="T14">sprawozdanie z wykonania danych prac nad projektem</text:span></text:p>
      <text:p text:style-name="P3"><text:span text:style-name="T5">Zamówi</text:span><text:span text:style-name="T10">enie</text:span><text:span text:style-name="T9"> - </text:span><text:span text:style-name="T14">polecenie dostarczenia danej części, potrzebnej do realizacji projektu wydane przez kierownika produkcji, kierowane do magazynu</text:span></text:p>
      <text:p text:style-name="P2"><text:span text:style-name="T13">Status zamówienia</text:span><text:span text:style-name="T16"> – aktualny stan realizacji zamówienia</text:span> </text:p>
      <text:p text:style-name="P4"><text:span text:style-name="T11">Karta kontrolna</text:span><text:span text:style-name="T12"> – służy do kontrolowania postępów realizacji projektu, w celu </text:span><text:span text:style-name="T15">zwiększenia wydajności produkcji oraz jakości wyrobów</text:span> </text:p>
      <text:p text:style-name="P2"><text:span text:style-name="T13">Wydanie produktu </text:span>– przekazanie produktu z magazynu do kierownika produkcji</text:p>
      <text:p text:style-name="P3"><text:span text:style-name="T5">Kompletowanie części</text:span><text:span text:style-name="T1"> – uzupełnianie brakujących części, potrzebnych do zrealizowania zlecenia</text:span></text:p>
      <text:p text:style-name="P2"><text:span text:style-name="T13">CarbonCAD</text:span> - program do projektowania modeli produktów do sprzedaży</text:p>
      <text:p text:style-name="P4"><text:span text:style-name="T2">System kontroli wersji </text:span><text:span text:style-name="T4">– oprogramowanie służące do pomocy programistom w łączeniu zmian w kodzie dokonanych w plikach przez wiele osób w różnym czasie</text:span></text:p>
      <text:p text:style-name="P4"><text:span text:style-name="T7">Marketing - </text:span><text:span text:style-name="T8">działania mające na celu poznanie potrzeb konsumentów, ustalenie wielkości produkcji oraz metod dystrybucji, sprzedaży i reklamy produktów</text:span></text:p>
      <text:p text:style-name="P4"><text:span text:style-name="T7">Kierownik produkcji </text:span><text:span text:style-name="T8">– osoba, zarządzająca i odpowiadająca za pracowników działu produkcji</text:span></text:p>
      <text:p text:style-name="P4"><text:span text:style-name="T7">Kierownik magazynu </text:span><text:span text:style-name="T8">- osoba, zarządzająca i odpowiadająca za pracowników magazynu</text:span></text:p>
      <text:p text:style-name="P4"><text:span text:style-name="T7">Kierownik serwisu </text:span><text:span text:style-name="T8">- osoba, zarządzająca i odpowiadająca za pracowników serwisu</text:span></text:p>
      <text:p text:style-name="P4"><text:span text:style-name="T7">Konstruktor </text:span><text:span text:style-name="T8">– osoba odpowiedzialna za nadzór nad projektem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 CE" svg:font-family="'Times New Roman CE'" style:font-family-generic="roman"/>
    <style:font-face style:name="TimesNewRomanPSMT" svg:font-family="TimesNewRomanPSMT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9T22:16:11.25</meta:creation-date>
    <dc:date>2013-11-19T22:19:33.85</dc:date>
    <meta:editing-duration>PT3M22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1" meta:paragraph-count="15" meta:word-count="179" meta:character-count="1383"/>
  </office:meta>
</office:document-meta>
</file>